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érif" svg:font-family="'Liberation Shé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bce" officeooo:paragraph-rsid="000bdbce"/>
    </style:style>
    <style:style style:name="P2" style:family="paragraph" style:parent-style-name="Standard">
      <style:text-properties officeooo:rsid="000c537b" officeooo:paragraph-rsid="000c537b"/>
    </style:style>
    <style:style style:name="P3" style:family="paragraph" style:parent-style-name="Standard">
      <style:text-properties officeooo:rsid="000dea5a" officeooo:paragraph-rsid="000dea5a"/>
    </style:style>
    <style:style style:name="P4" style:family="paragraph" style:parent-style-name="Standard">
      <style:text-properties style:font-name="Liberation Shérif" fo:font-size="12pt" officeooo:rsid="000bdbce" officeooo:paragraph-rsid="000bdbce" style:font-size-asian="12pt" style:font-size-complex="12pt"/>
    </style:style>
    <style:style style:name="P5" style:family="paragraph" style:parent-style-name="Standard">
      <style:text-properties style:font-name="Liberation Shérif" fo:font-size="12pt" officeooo:rsid="000c537b" officeooo:paragraph-rsid="000c537b" style:font-size-asian="12pt" style:font-size-complex="12pt"/>
    </style:style>
    <style:style style:name="P6" style:family="paragraph" style:parent-style-name="Standard">
      <style:text-properties style:font-name="Liberation Shérif" fo:font-size="12pt" officeooo:paragraph-rsid="000bdbce" style:font-size-asian="12pt" style:font-size-complex="12pt"/>
    </style:style>
    <style:style style:name="P7" style:family="paragraph" style:parent-style-name="Standard">
      <style:text-properties style:font-name="Liberation Shérif" fo:font-size="12pt" officeooo:rsid="000dea5a" officeooo:paragraph-rsid="000f823f" style:font-size-asian="12pt" style:font-size-complex="12pt"/>
    </style:style>
    <style:style style:name="P8" style:family="paragraph" style:parent-style-name="Standard">
      <style:text-properties style:font-name="Liberation Shérif" fo:font-size="13pt" style:text-underline-style="solid" style:text-underline-width="auto" style:text-underline-color="font-color" officeooo:rsid="000bdbce" officeooo:paragraph-rsid="000bdbce" style:font-size-asian="13pt" style:font-size-complex="13pt"/>
    </style:style>
    <style:style style:name="P9" style:family="paragraph" style:parent-style-name="Standard">
      <style:text-properties style:font-name="Liberation Shérif" fo:font-size="13pt" style:text-underline-style="solid" style:text-underline-width="auto" style:text-underline-color="font-color" officeooo:rsid="000f823f" officeooo:paragraph-rsid="000f823f" style:font-size-asian="13pt" style:font-size-complex="13pt"/>
    </style:style>
    <style:style style:name="P10" style:family="paragraph" style:parent-style-name="Standard">
      <style:text-properties style:font-name="Liberation Shérif" fo:font-size="13pt" style:text-underline-style="solid" style:text-underline-width="auto" style:text-underline-color="font-color" officeooo:rsid="001098f7" officeooo:paragraph-rsid="001098f7" style:font-size-asian="11.3500003814697pt" style:font-size-complex="13pt"/>
    </style:style>
    <style:style style:name="P11" style:family="paragraph" style:parent-style-name="Standard">
      <style:text-properties style:font-name="Liberation Shérif" fo:font-size="15pt" officeooo:rsid="000c537b" officeooo:paragraph-rsid="000c537b" style:font-size-asian="15pt" style:font-size-complex="15pt"/>
    </style:style>
    <style:style style:name="P12" style:family="paragraph" style:parent-style-name="Standard">
      <style:text-properties style:font-name="Liberation Shérif" fo:font-size="18pt" officeooo:rsid="000bdbce" officeooo:paragraph-rsid="000bdbce" style:font-size-asian="18pt" style:font-size-complex="18pt"/>
    </style:style>
    <style:style style:name="T1" style:family="text">
      <style:text-properties officeooo:rsid="000bdbce"/>
    </style:style>
    <style:style style:name="T2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3" style:family="text">
      <style:text-properties fo:color="#000000" loext:opacity="100%" fo:font-weight="normal" fo:background-color="transparent" loext:char-shading-value="0"/>
    </style:style>
    <style:style style:name="T4" style:family="text">
      <style:text-properties fo:color="#000000" loext:opacity="100%" fo:font-weight="normal" officeooo:rsid="000bdbce" fo:background-color="transparent" loext:char-shading-value="0"/>
    </style:style>
    <style:style style:name="T5" style:family="text">
      <style:text-properties fo:color="#000000" loext:opacity="100%" fo:font-weight="normal" officeooo:rsid="000c537b" fo:background-color="transparent" loext:char-shading-value="0"/>
    </style:style>
    <style:style style:name="T6" style:family="text">
      <style:text-properties fo:color="#000000" loext:opacity="100%" fo:font-weight="normal" officeooo:rsid="000dea5a" fo:background-color="transparent" loext:char-shading-value="0"/>
    </style:style>
    <style:style style:name="T7" style:family="text">
      <style:text-properties fo:color="#000000" loext:opacity="100%" fo:font-weight="normal" officeooo:rsid="000f823f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mpte rendu de TP du 4 novembre 2025</text:p>
      <text:p text:style-name="P4"/>
      <text:p text:style-name="P11">Travaille effectué :</text:p>
      <text:p text:style-name="P4"/>
      <text:p text:style-name="P6"><text:span text:style-name="T1">Travaille sur le fichier audio </text:span><text:span text:style-name="T3">ONECAT_20200114_150201_247.wav </text:span><text:span text:style-name="T4">filtré (dans audacity : effet&gt;Dominic Mazzoni&gt;passe haut)</text:span></text:p>
      <text:p text:style-name="P6"><text:span text:style-name="T4"/></text:p>
      <text:p text:style-name="P4"><text:span text:style-name="T3">Avant de pouvoir travailler il faut effectuer un traitement sur le fichier audio.</text:span></text:p>
      <text:p text:style-name="P4"><text:span text:style-name="T3"/></text:p>
      <text:p text:style-name="P8"><text:span text:style-name="T3">Dans le programme :</text:span></text:p>
      <text:p text:style-name="P4"><text:span text:style-name="T3">Fe1 est la fréquence du fichier audio.</text:span></text:p>
      <text:p text:style-name="P4"><text:span text:style-name="T3">data1 est le tableau du fichier audio</text:span></text:p>
      <text:p text:style-name="P4"><text:span text:style-name="T3">newdata1 est le data1 découper entre chaque pps</text:span></text:p>
      <text:p text:style-name="P4"><text:span text:style-name="T3">Une fois newdata1 récupéré, on calcule les fréquences de chaque pps. On récupérer la fréquences max pour resample tous les élément de newdata1 pour obtenir resamp_data1. </text:span><text:span text:style-name="T5">On regroupe ensuite toutes les fenêtres dans final_data1. final_data1 est donc la version resample de data1. Quand il y aura le traitemnet avec le fichier audio S70, il faudra adapter la fréquences utilisé pour le resample.</text:span></text:p>
      <text:p text:style-name="P4"><text:span text:style-name="T5"/></text:p>
      <text:p text:style-name="P5"><text:span text:style-name="T3">Une fois le fichier audio traité, on cherche les potentielles clics des cachalots </text:span><text:span text:style-name="T6">en cherchant des piques dans le signal</text:span><text:span text:style-name="T3">. Pour se faire on calcule l’énergie </text:span><text:span text:style-name="T6">dans une fenêtre de</text:span><text:span text:style-name="T3"> 5 milli-secondes pour chaque milli-seconde de la première piste du fichier audio. On sauvegarde les indexes des 1000 plus gros éléments dans idx0.</text:span></text:p>
      <text:p text:style-name="P5"><text:span text:style-name="T3"/></text:p>
      <text:p text:style-name="P11"><text:span text:style-name="T3">Travaille restant :</text:span></text:p>
      <text:p text:style-name="P5"><text:span text:style-name="T3">A partir de idx0 et final_data1 on va </text:span><text:span text:style-name="T6">effectuer une corrélation sur les autres pistes pour obtenir idx1, idx2 et idx3. </text:span><text:span text:style-name="T7">Les corrélation se fairont dans une marge de temps proche de idx0.</text:span></text:p>
      <text:p text:style-name="P7"><text:span text:style-name="T3">Une fois les idxn obtenu, on va calculer leur distances puis trouver des cluster avec kmeans. </text:span></text:p>
      <text:p text:style-name="P7"><text:span text:style-name="T3"/></text:p>
      <text:p text:style-name="P9"><text:span text:style-name="T3">Extention du travaille avec le fichier audio S70 :</text:span></text:p>
      <text:p text:style-name="P7"><text:span text:style-name="T3">Si le kmean permet de différentier le bruit des cachalot alors on pourra étendre le travaille au deuxième fichier audio S70. A cette étape il faudra commencer par synchroniser les deux fichier</text:span><text:span text:style-name="T7">s</text:span><text:span text:style-name="T3"> audio</text:span><text:span text:style-name="T7">s</text:span><text:span text:style-name="T3">. </text:span></text:p>
      <text:p text:style-name="P7"><text:span text:style-name="T7"/></text:p>
      <text:p text:style-name="P10"><text:span text:style-name="T7">R</text:span><text:span text:style-name="T3">éécriture du programme :</text:span></text:p>
      <text:p text:style-name="P7"><text:span text:style-name="T7">Il y aura à un moment une mise propre du programme. </text:span></text:p>
      <text:p text:style-name="P3"><text:span text:style-name="T2"/></text:p>
      <text:p text:style-name="P2"><text:span text:style-name="T2"><text:s/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érif" svg:font-family="'Liberation Shé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5:16:04.630435642</meta:creation-date>
    <dc:date>2025-11-04T16:06:34.123501827</dc:date>
    <meta:editing-duration>PT5M2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287" meta:character-count="1742" meta:non-whitespace-character-count="1468"/>
  </office:meta>
</office:document-meta>
</file>